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400000024821C1EA2F98EE803.png" manifest:media-type="image/png"/>
  <manifest:file-entry manifest:full-path="Pictures/1000000000000010000000103CBA117A5814C095.png" manifest:media-type="image/png"/>
  <manifest:file-entry manifest:full-path="Pictures/100002010000001000000010BA7E3AE3EE4A5304.png" manifest:media-type="image/png"/>
  <manifest:file-entry manifest:full-path="Pictures/1000020100000010000000103E8E274ABC98F616.png" manifest:media-type="image/png"/>
  <manifest:file-entry manifest:full-path="Pictures/1000020100000010000000106FEBFC0521E24F35.png" manifest:media-type="image/png"/>
  <manifest:file-entry manifest:full-path="Pictures/1000020100000010000000107F2A86C9C46EFF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Roboto1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.5209in" fo:margin-right="0in" fo:margin-top="0in" fo:margin-bottom="0.2083in" loext:contextual-spacing="false" style:line-height-at-least="0.5in" fo:orphans="1" fo:text-indent="0in" style:auto-text-indent="false"/>
      <style:text-properties fo:color="#263238" style:font-name="Roboto1" fo:font-size="27pt" fo:font-weight="bold" loext:padding="0in" loext:border="none"/>
    </style:style>
    <style:style style:name="P2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263238" style:font-name="Roboto1" fo:font-size="24pt" fo:font-style="normal" fo:font-weight="normal"/>
    </style:style>
    <style:style style:name="P3" style:family="paragraph" style:parent-style-name="Heading_20_2">
      <style:paragraph-properties fo:margin-left="0.5209in" fo:margin-right="0in" fo:margin-top="0in" fo:margin-bottom="0in" loext:contextual-spacing="false" fo:text-indent="0in" style:auto-text-indent="false"/>
      <style:text-properties fo:font-variant="normal" fo:text-transform="none" fo:color="#263238" style:font-name="Roboto1" fo:font-size="24pt" fo:letter-spacing="normal" fo:font-style="normal" fo:font-weight="bold" loext:padding="0in" loext:border="none"/>
    </style:style>
    <style:style style:name="P4" style:family="paragraph" style:parent-style-name="Heading_20_3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fo:color="#263238" style:font-name="Roboto" fo:font-size="16.5pt" fo:letter-spacing="normal" fo:font-style="normal" fo:font-weight="bold" loext:padding="0in" loext:border="none"/>
    </style:style>
    <style:style style:name="P5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1" fo:font-size="15.75pt" fo:letter-spacing="normal" fo:font-style="normal" fo:font-weight="bold" fo:background-color="#f3f3f3" loext:padding="0in" loext:border="none"/>
    </style:style>
    <style:style style:name="P6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  <style:text-properties fo:font-variant="normal" fo:text-transform="none" fo:color="#263238" style:font-name="Roboto1" fo:font-size="15.75pt" fo:letter-spacing="normal" fo:font-style="normal" fo:font-weight="bold" officeooo:paragraph-rsid="0008cc69" fo:background-color="#f3f3f3" loext:padding="0in" loext:border="none"/>
    </style:style>
    <style:style style:name="P7" style:family="paragraph" style:parent-style-name="Heading_20_3">
      <style:paragraph-properties fo:margin-left="0.5209in" fo:margin-right="0in" fo:margin-top="0in" fo:margin-bottom="0.1563in" loext:contextual-spacing="false" style:line-height-at-least="0.2917in" fo:text-indent="0in" style:auto-text-indent="fals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fffff" style:text-line-through-style="none" style:text-line-through-type="none" style:font-name="Roboto1" fo:font-style="normal" style:text-underline-style="none" fo:font-weight="normal" style:text-blinking="false" loext:padding="0in" loext:border="none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letter-spacing="normal" fo:background-color="#ffffff" loext:padding-left="0.0193in" loext:padding-right="0in" loext:padding-top="0in" loext:padding-bottom="0.0193in" loext:border-left="0.06pt solid #e0e0e0" loext:border-right="none" loext:border-top="none" loext:border-bottom="0.06pt solid #e0e0e0"/>
    </style:style>
    <style:style style:name="P10" style:family="paragraph" style:parent-style-name="Standard">
      <style:paragraph-properties fo:margin-left="0in" fo:margin-right="0in" fo:margin-top="0.0835in" fo:margin-bottom="0.0835in" loext:contextual-spacing="false" fo:orphans="2" fo:widows="2" fo:text-indent="0in" style:auto-text-indent="false"/>
      <style:text-properties fo:font-variant="normal" fo:text-transform="none" fo:color="#37474f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1" style:family="paragraph" style:parent-style-name="Standard">
      <style:paragraph-properties fo:margin-left="0.0417in" fo:margin-right="0in" fo:margin-top="0.0311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Roboto1" fo:font-size="10.5pt" fo:letter-spacing="normal" fo:font-style="normal" fo:font-weight="normal" fo:background-color="#ffffff" loext:padding-left="0.0193in" loext:padding-right="0in" loext:padding-top="0in" loext:padding-bottom="0.0193in" loext:border-left="0.06pt solid #e0e0e0" loext:border-right="none" loext:border-top="none" loext:border-bottom="0.06pt solid #e0e0e0"/>
    </style:style>
    <style:style style:name="P12" style:family="paragraph" style:parent-style-name="Text_20_body">
      <style:paragraph-properties fo:margin-left="0.5209in" fo:margin-right="0in" fo:margin-top="0in" fo:margin-bottom="0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left="0.5209in" fo:margin-right="0in" fo:margin-top="0in" fo:margin-bottom="0in" loext:contextual-spacing="false" fo:line-height="158%" fo:text-indent="0in" style:auto-text-indent="false"/>
    </style:style>
    <style:style style:name="P14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</style:style>
    <style:style style:name="P15" style:family="paragraph" style:parent-style-name="Text_20_body">
      <style:paragraph-properties fo:margin-left="0.5209in" fo:margin-right="0in" fo:margin-top="0in" fo:margin-bottom="0in" loext:contextual-spacing="false" fo:line-height="158%" fo:text-align="start" style:justify-single-word="false" fo:text-indent="0in" style:auto-text-indent="false" fo:padding="0in" fo:border="none"/>
      <style:text-properties fo:font-variant="normal" fo:text-transform="none" style:font-name="Roboto" fo:font-size="13.5pt" fo:letter-spacing="normal" fo:font-style="normal" fo:font-weight="normal" loext:padding="0in" loext:border="none"/>
    </style:style>
    <style:style style:name="P16" style:family="paragraph" style:parent-style-name="Text_20_body" style:list-style-name="L1">
      <style:paragraph-properties fo:margin-left="0.5209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Roboto1" fo:font-size="6.75pt" fo:letter-spacing="normal" fo:font-style="normal" fo:font-weight="normal"/>
    </style:style>
    <style:style style:name="P17" style:family="paragraph" style:parent-style-name="Text_20_body" style:list-style-name="L1">
      <style:paragraph-properties fo:margin-left="0.5209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19" style:family="paragraph" style:parent-style-name="Text_20_body">
      <style:paragraph-properties fo:margin-left="0.5209in" fo:margin-right="0in" fo:margin-top="0.5209in" fo:margin-bottom="1.0417in" loext:contextual-spacing="false" fo:line-height="158%" fo:text-indent="0in" style:auto-text-indent="false"/>
    </style:style>
    <style:style style:name="P20" style:family="paragraph" style:parent-style-name="Text_20_body">
      <style:paragraph-properties fo:margin-left="0.5209in" fo:margin-right="0in" fo:margin-top="0.1043in" fo:margin-bottom="0.1043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1" style:family="paragraph" style:parent-style-name="Text_20_body">
      <style:paragraph-properties fo:margin-left="0.5209in" fo:margin-right="0in" fo:margin-top="0.1043in" fo:margin-bottom="0in" loext:contextual-spacing="false" fo:line-height="158%" fo:text-indent="0in" style:auto-text-indent="false"/>
      <style:text-properties fo:font-variant="normal" fo:text-transform="none" fo:letter-spacing="normal" loext:padding="0in" loext:border="none"/>
    </style:style>
    <style:style style:name="P22" style:family="paragraph" style:parent-style-name="Text_20_body">
      <style:paragraph-properties fo:margin-left="0.5209in" fo:margin-right="0in" fo:margin-top="0.4689in" fo:margin-bottom="1.0417in" loext:contextual-spacing="false" fo:text-indent="0in" style:auto-text-indent="false"/>
    </style:style>
    <style:style style:name="P23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</style:style>
    <style:style style:name="P24" style:family="paragraph" style:parent-style-name="Text_20_body">
      <style:paragraph-properties fo:margin-left="0.5209in" fo:margin-right="0in" fo:margin-top="0.5209in" fo:margin-bottom="0in" loext:contextual-spacing="false" fo:line-height="158%" fo:text-indent="0in" style:auto-text-indent="false"/>
      <style:text-properties fo:font-variant="normal" fo:text-transform="none" fo:color="#4183c4" style:text-line-through-style="none" style:text-line-through-type="none" fo:letter-spacing="normal" style:text-underline-style="none" style:text-blinking="false" fo:background-color="transparent" loext:padding="0in" loext:border="none"/>
    </style:style>
    <style:style style:name="P25" style:family="paragraph" style:parent-style-name="Text_20_body">
      <style:paragraph-properties fo:margin-left="0.5209in" fo:margin-right="0in" fo:margin-top="1.0417in" fo:margin-bottom="1.0417in" loext:contextual-spacing="false" fo:text-indent="0in" style:auto-text-indent="false"/>
    </style:style>
    <style:style style:name="P26" style:family="paragraph" style:parent-style-name="Text_20_body">
      <style:paragraph-properties fo:margin-left="0.5209in" fo:margin-right="0in" fo:margin-top="0in" fo:margin-bottom="0.2083in" loext:contextual-spacing="false" style:line-height-at-least="0.5in" fo:orphans="1" fo:text-indent="0in" style:auto-text-indent="false"/>
      <style:text-properties fo:color="#263238" style:font-name="Roboto1" fo:font-size="27pt" fo:font-weight="bold" loext:padding="0in" loext:border="none"/>
    </style:style>
    <style:style style:name="P27" style:family="paragraph" style:parent-style-name="Text_20_body">
      <style:paragraph-properties fo:margin-top="0in" fo:margin-bottom="0in" loext:contextual-spacing="false" fo:line-height="158%"/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P28" style:family="paragraph" style:parent-style-name="Text_20_body">
      <style:paragraph-properties fo:margin-left="0.5209in" fo:margin-right="0in" fo:margin-top="0in" fo:margin-bottom="0.1043in" loext:contextual-spacing="false" fo:line-height="158%" fo:text-indent="0in" style:auto-text-indent="false"/>
    </style:style>
    <style:style style:name="P29" style:family="paragraph" style:parent-style-name="Text_20_body">
      <style:paragraph-properties fo:margin-left="0.7291in" fo:margin-right="0in" fo:margin-top="0.4689in" fo:margin-bottom="1.0417in" loext:contextual-spacing="false" fo:text-align="center" style:justify-single-word="false" fo:text-indent="0in" style:auto-text-indent="false"/>
    </style:style>
    <style:style style:name="P30" style:family="paragraph" style:parent-style-name="Text_20_body">
      <style:paragraph-properties fo:margin-left="0.7291in" fo:margin-right="0in" fo:margin-top="1.0417in" fo:margin-bottom="1.0417in" loext:contextual-spacing="false" fo:text-align="center" style:justify-single-word="false" fo:text-indent="0in" style:auto-text-indent="false"/>
    </style:style>
    <style:style style:name="P31" style:family="paragraph" style:parent-style-name="Text_20_body">
      <style:paragraph-properties fo:margin-top="0.5209in" fo:margin-bottom="1.0417in" loext:contextual-spacing="false" fo:line-height="158%"/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P32" style:family="paragraph" style:parent-style-name="Text_20_body">
      <style:paragraph-properties fo:margin-top="0.5209in" fo:margin-bottom="0in" loext:contextual-spacing="false" fo:line-height="158%"/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/>
      <style:text-properties fo:font-variant="normal" fo:text-transform="none" style:font-name="Roboto1" fo:font-size="13.5pt" fo:letter-spacing="normal" fo:font-style="normal" fo:font-weight="bold" fo:background-color="#ffffff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3.5pt" fo:letter-spacing="normal" fo:font-style="normal" fo:font-weight="normal" fo:background-color="#ffffff" loext:padding="0in" loext:border="none"/>
    </style:style>
    <style:style style:name="P36" style:family="paragraph" style:parent-style-name="Text_20_body">
      <style:paragraph-properties fo:margin-left="0in" fo:margin-right="0in" fo:margin-top="0in" fo:margin-bottom="0.1043in" loext:contextual-spacing="false" fo:line-height="158%" fo:text-align="start" style:justify-single-word="false" fo:orphans="2" fo:widows="2" fo:text-indent="0in" style:auto-text-indent="false"/>
      <style:text-properties fo:font-variant="normal" fo:text-transform="none" fo:letter-spacing="normal" fo:background-color="#ffffff" loext:padding="0in" loext:border="none"/>
    </style:style>
    <style:style style:name="P37" style:family="paragraph" style:parent-style-name="Text_20_body">
      <style:paragraph-properties fo:margin-left="0in" fo:margin-right="0in" fo:margin-top="0.1043in" fo:margin-bottom="0.1043in" loext:contextual-spacing="false" fo:line-height="158%" fo:text-align="start" style:justify-single-word="false" fo:orphans="2" fo:widows="2" fo:text-indent="0in" style:auto-text-indent="false"/>
      <style:text-properties fo:font-variant="normal" fo:text-transform="none" fo:letter-spacing="normal" fo:background-color="#ffffff" loext:padding="0in" loext:border="none"/>
    </style:style>
    <style:style style:name="P38" style:family="paragraph" style:parent-style-name="Text_20_body">
      <style:paragraph-properties fo:margin-left="0in" fo:margin-right="0in" fo:margin-top="0.1043in" fo:margin-bottom="0.1043in" loext:contextual-spacing="false" fo:line-height="158%" fo:text-align="start" style:justify-single-word="false" fo:orphans="2" fo:widows="2" fo:text-indent="0in" style:auto-text-indent="false"/>
    </style:style>
    <style:style style:name="P39" style:family="paragraph" style:parent-style-name="Text_20_body">
      <style:paragraph-properties fo:margin-left="0in" fo:margin-right="0in" fo:margin-top="0.1043in" fo:margin-bottom="0in" loext:contextual-spacing="false" fo:line-height="158%" fo:text-align="start" style:justify-single-word="false" fo:orphans="2" fo:widows="2" fo:text-indent="0in" style:auto-text-indent="false"/>
      <style:text-properties fo:font-variant="normal" fo:text-transform="none" fo:letter-spacing="normal" fo:background-color="#ffffff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style:font-name="Roboto" fo:font-size="13.5pt" fo:font-style="normal" fo:font-weight="normal"/>
    </style:style>
    <style:style style:name="T5" style:family="text">
      <style:text-properties fo:font-variant="normal" fo:text-transform="none" style:font-name="Roboto" fo:font-size="13.5pt" fo:letter-spacing="normal" fo:font-style="normal" fo:font-weight="bold" loext:padding="0in" loext:border="none"/>
    </style:style>
    <style:style style:name="T6" style:family="text">
      <style:text-properties fo:font-variant="normal" fo:text-transform="none" style:font-name="Roboto" fo:font-size="13.5pt" fo:letter-spacing="normal" fo:font-style="normal" fo:font-weight="normal" loext:padding="0in" loext:border="none"/>
    </style:style>
    <style:style style:name="T7" style:family="text">
      <style:text-properties fo:font-variant="normal" fo:text-transform="none" style:font-name="Roboto" fo:font-size="13.5pt" fo:letter-spacing="normal" fo:font-style="normal" fo:font-weight="normal" fo:background-color="#ffff00" loext:char-shading-value="0" loext:padding="0in" loext:border="none"/>
    </style:style>
    <style:style style:name="T8" style:family="text">
      <style:text-properties fo:font-variant="normal" fo:text-transform="none" style:font-name="Roboto" fo:font-size="13.5pt" fo:letter-spacing="normal" fo:font-style="normal" fo:font-weight="normal" fo:background-color="#ffff00" loext:char-shading-value="0" loext:padding="0in" loext:border="none"/>
    </style:style>
    <style:style style:name="T9" style:family="text">
      <style:text-properties fo:font-variant="normal" fo:text-transform="none" style:font-name="Roboto" fo:font-size="13.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4183c4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4183c4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eb565a" style:font-name="monospace" fo:font-size="12pt" fo:letter-spacing="normal" fo:font-style="normal" fo:font-weight="normal" fo:background-color="#f1f1f1" loext:char-shading-value="0" loext:padding="0in" loext:border="none"/>
    </style:style>
    <style:style style:name="T13" style:family="text">
      <style:text-properties fo:font-variant="normal" fo:text-transform="none" style:font-name="Roboto1" fo:font-size="13.5pt" fo:letter-spacing="normal" fo:font-style="normal" fo:font-weight="normal" fo:background-color="#f3f3f3" loext:char-shading-value="0" loext:padding="0in" loext:border="none"/>
    </style:style>
    <style:style style:name="T14" style:family="text">
      <style:text-properties fo:font-variant="normal" fo:text-transform="none" style:font-name="Roboto1" fo:font-size="13.5pt" fo:letter-spacing="normal" fo:font-style="normal" fo:font-weight="normal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T15" style:family="text">
      <style:text-properties fo:font-variant="normal" fo:text-transform="none" style:font-name="Roboto1" fo:font-size="9pt" fo:letter-spacing="normal" fo:font-style="normal" fo:font-weight="normal"/>
    </style:style>
    <style:style style:name="T16" style:family="text">
      <style:text-properties fo:font-variant="normal" fo:text-transform="none" fo:color="#ffffff" style:text-line-through-style="none" style:text-line-through-type="none" style:font-name="Roboto1" fo:font-size="13.5pt" fo:letter-spacing="normal" fo:font-style="normal" style:text-underline-style="none" fo:font-weight="normal" style:text-blinking="false" fo:background-color="#f76c6c" loext:char-shading-value="0" loext:padding="0in" loext:border="none"/>
    </style:style>
    <style:style style:name="T17" style:family="text">
      <style:text-properties fo:font-variant="normal" fo:text-transform="none" fo:color="#263238" style:text-line-through-style="none" style:text-line-through-type="none" style:font-name="Roboto1" fo:font-size="15.75pt" fo:letter-spacing="normal" fo:font-style="normal" style:text-underline-style="none" fo:font-weight="bold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T18" style:family="text">
      <style:text-properties fo:font-variant="normal" fo:text-transform="none" style:text-line-through-style="none" style:text-line-through-type="none" style:font-name="Roboto1" fo:font-size="12pt" fo:letter-spacing="normal" fo:font-style="normal" style:text-underline-style="none" fo:font-weight="normal" style:text-blinking="false" fo:background-color="transparent" loext:char-shading-value="0" loext:padding-left="0.1563in" loext:padding-right="0in" loext:padding-top="0.1874in" loext:padding-bottom="0.1874in" loext:border-left="0.06pt solid #eeeeee" loext:border-right="none" loext:border-top="0.06pt solid #eeeeee" loext:border-bottom="0.06pt solid #eeeeee"/>
    </style:style>
    <style:style style:name="T19" style:family="text">
      <style:text-properties fo:font-variant="normal" fo:text-transform="none" style:text-line-through-style="none" style:text-line-through-type="none" style:font-name="Roboto1" fo:font-size="9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Roboto1" fo:font-size="6.75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fc3e39" style:font-name="Roboto1" fo:font-size="9pt" fo:letter-spacing="normal" fo:font-style="normal" fo:font-weight="normal" loext:padding="0in" loext:border="none"/>
    </style:style>
    <style:style style:name="T22" style:family="text">
      <style:text-properties fo:font-variant="normal" fo:text-transform="none" fo:letter-spacing="normal" loext:padding="0in" loext:border="none"/>
    </style:style>
    <style:style style:name="T23" style:family="text">
      <style:text-properties fo:font-variant="normal" fo:text-transform="none" fo:letter-spacing="normal" fo:background-color="#ffffff" loext:char-shading-value="0" loext:padding="0in" loext:border="none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.0835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626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76c6c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ing</text:h>
      <text:p text:style-name="P26"/>
      <text:section text:style-name="Sect1" text:name="lyt__content">
        <text:p text:style-name="P14"><text:span text:style-name="Strong_20_Emphasis"><text:span text:style-name="T5">JavaScript</text:span></text:span><text:span text:style-name="T6"> peut raisonnablement se targuer d'être le langage de programmation le plus incompris au monde. Bien que souvent raillé comme étant un simple jouet, </text:span><text:span text:style-name="T8">derrière sa simplicité désarmante se cachent certaines fonctionnalités de langage très puissantes</text:span><text:span text:style-name="T6">. De nombreuses applications JavaScript de premier plan sont apparues, ce qui prouve qu'une connaissance approfondie de cette technologie est une compétence importante pour tout développeur Web.</text:span></text:p>
        <text:p text:style-name="P15">Quelques mots sur l'histoire de ce langage. JavaScript a été <text:span text:style-name="T25">créé en 1995 par </text:span><text:span text:style-name="T3">Brendan Eich</text:span><text:span text:style-name="T25">, un ingénieur de Netscape</text:span>. Ce langage a fait ses premiers pas au grand jour avec Netscape 2, début 1996. <text:span text:style-name="T25">Au départ, il était censé s'appeler </text:span><text:span text:style-name="T3">LiveScript</text:span>. L'équipe marketing a cependant décidé de le renommer "<text:span text:style-name="T25">Javascript", en référence au langage Java de Sun Microsystems</text:span>, alors très populaire. Ces deux-là ont pourtant très peu de points communs et cette similarité n'a, depuis, jamais cessé d'être une source de confusion.</text:p>
        <text:p text:style-name="P15">Quelques mois plus tard, Microsoft a lancé avec <text:span text:style-name="T25">Internet Explorer 3</text:span> une version du langage globalement compatible, appelée <text:span text:style-name="T3">JScript</text:span>. Netscape a soumis le langage à l'Ecma International, l'organisation de normalisation européenne, ce qui a permis d'aboutir à la <text:span text:style-name="T25">première édition du standard ECMAScript en 1997.</text:span> Ce standard a subi une mise à jour importante appelée ECMAScript edition 3 en 1999, et est resté relativement stable depuis. La quatrième édition a été abandonnée suite à des différends portant sur la complexité du langage. De nombreuses sections de la quatrième édition ont été utilisées pour servir de fondation à la cinquième édition d'ECMAScript, <text:soft-page-break/>publiée en décembre 2009. La sixième édition, qui apporte des nouveautés majeures, sera publiée en 2015.</text:p>
        <text:p text:style-name="P15">Cette stabilité est une excellente nouvelle pour les développeurs: elle leur est tout le temps nécessaire pour s'adapter aux différentes implémentations.</text:p>
        <text:p text:style-name="P15">Contrairement à la plupart des langages de programmation, JavaScript n'a pas de concept d'entrée ou de sortie. Il est conçu pour s'exécuter comme un langage de script dans un environnement hôte, et c'est à cet environnement de fournir des mécanismes de communication avec le monde extérieur. L'environnement hôte le plus commun est un navigateur, mais <text:span text:style-name="T3">des interpréteurs JavaScript </text:span><text:span text:style-name="T25">existent également dans Adobe Acrobat, Photoshop, les images SVG, le moteur de widgets de Yahoo!, </text:span>et <text:span text:style-name="T25">même au sein d'environnements côté serveur, tels que </text:span><text:span text:style-name="T3">node.js</text:span><text:span text:style-name="T25">.</text:span></text:p>
        <text:p text:style-name="P15">On retrouve également <text:span text:style-name="T25">JavaScript dans les bases de données </text:span><text:span text:style-name="T3">NoSQL</text:span> telles que<text:span text:style-name="T3"> Apache CouchDB</text:span>, les ordinateurs embarqués ou encore des environnements de bureau comme <text:span text:style-name="T3">GNOME</text:span><text:span text:style-name="T25"> (l'une des interfaces graphiques les plus populaires des systèmes d'exploitation GNU/Linux).</text:span></text:p>
        <text:p text:style-name="P14"><text:a xlink:type="simple" xlink:href="https://developer.mozilla.org/fr/docs/Web/JavaScript/Une_réintroduction_à_JavaScript" office:target-frame-name="_blank" xlink:show="new" text:style-name="Internet_20_link" text:visited-style-name="Visited_20_Internet_20_Link"><text:span text:style-name="Emphasis"><text:span text:style-name="T10">Contenu sous license CC-BY-SA 2.5 par les Contributeurs de Mozilla</text:span></text:span></text:a><text:span text:style-name="Emphasis"><text:span text:style-name="T6">.</text:span></text:span></text:p>
        <text:h text:style-name="P4" text:outline-level="3">Objectifs</text:h>
        <text:p text:style-name="P28"><text:span text:style-name="T22">•</text:span><text:span text:style-name="T6">Suivre les instructions d'un fichier </text:span><text:span text:style-name="Source_20_Text"><text:span text:style-name="T12">README</text:span></text:span></text:p>
        <text:p text:style-name="P20">•<text:span text:style-name="T4">Reconnaitre la syntaxe du langage JavaScript</text:span></text:p>
        <text:p text:style-name="P21">•<text:span text:style-name="T4">Ecrire un programme en JavaScript qui s'exécute dans le navigateur</text:span></text:p>
        <text:h text:style-name="P6" text:outline-level="3"><text:soft-page-break/></text:h>
        <text:h text:style-name="P6" text:outline-level="3"/>
        <text:h text:style-name="P6" text:outline-level="3">Challenge ️🕹️</text:h>
        <text:p text:style-name="P22"><text:span text:style-name="T13">Pour valider cette quête tu devras résoudre le challenge: </text:span><text:span text:style-name="Emphasis"><text:span text:style-name="T13">Afficher un tas de patates</text:span></text:span><text:span text:style-name="T13">. Le principe du challenge est détaillé dans l’onglet </text:span><text:a xlink:type="simple" xlink:href="https://odyssey.wildcodeschool.com/quests/9/challenge" text:style-name="Internet_20_link" text:visited-style-name="Visited_20_Internet_20_Link"><text:span text:style-name="T11">Challenge</text:span></text:a><text:span text:style-name="T13">.</text:span></text:p>
        <text:p text:style-name="P29"><text:a xlink:type="simple" xlink:href="https://odyssey.wildcodeschool.com/quests/9/challenge" text:style-name="Internet_20_link" text:visited-style-name="Visited_20_Internet_20_Link"><text:span text:style-name="T16">VOIR LE CHALLENGE</text:span></text:a></text:p>
        <text:h text:style-name="P3" text:outline-level="2">Javascripting dans le navigateur</text:h>
        <text:h text:style-name="P7" text:outline-level="3"><text:a xlink:type="simple" xlink:href="https://www.learn-js.org/" office:target-frame-name="_blank" xlink:show="new" text:style-name="Internet_20_link" text:visited-style-name="Visited_20_Internet_20_Link"><text:span text:style-name="T17">Learn JS</text:span></text:a></text:h>
        <text:p text:style-name="P13"><text:a xlink:type="simple" xlink:href="https://www.learn-js.org/" office:target-frame-name="_blank" xlink:show="new" text:style-name="Internet_20_link" text:visited-style-name="Visited_20_Internet_20_Link"><text:span text:style-name="T18">Réalise et valide au moins 7 exercices :<text:line-break/>* Hello, World!<text:line-break/>* Variables and Types<text:line-break/></text:span></text:a><text:soft-page-break/><text:a xlink:type="simple" xlink:href="https://www.learn-js.org/" office:target-frame-name="_blank" xlink:show="new" text:style-name="Internet_20_link" text:visited-style-name="Visited_20_Internet_20_Link"><text:span text:style-name="T18">* Arrays<text:line-break/>* Manipulating Arrays<text:line-break/>* Operators<text:line-break/>* Conditions<text:line-break/>* Loops<text:line-break/><text:line-break/>N'hésite pas à aller plus loin que les 7 exercices minimum si tu le souhaites !</text:span></text:a></text:p>
        <text:p text:style-name="P12"><draw:frame draw:style-name="fr2" draw:name="Image1" text:anchor-type="as-char" svg:width="0.1874in" svg:height="0.1874in" draw:z-index="0"><draw:image xlink:href="Pictures/1000020100000010000000107F2A86C9C46EFF92.png" xlink:type="simple" xlink:show="embed" xlink:actuate="onLoad" loext:mime-type="image/png"/></draw:frame></text:p>
        <text:p text:style-name="P27">https://www.learn-js.org/</text:p>
        <text:h text:style-name="P3" text:outline-level="2"><text:soft-page-break/>Javascripting dans le terminal</text:h>
        <text:h text:style-name="P7" text:outline-level="3"><text:a xlink:type="simple" xlink:href="https://www.digitalocean.com/community/tutorials/how-to-install-node-js-on-ubuntu-18-04/#installing-using-nvm" office:target-frame-name="_blank" xlink:show="new" text:style-name="Internet_20_link" text:visited-style-name="Visited_20_Internet_20_Link"><text:span text:style-name="T17">Installer node.js et npm</text:span></text:a></text:h>
        <text:p text:style-name="P13"><text:a xlink:type="simple" xlink:href="https://www.digitalocean.com/community/tutorials/how-to-install-node-js-on-ubuntu-18-04/#installing-using-nvm" office:target-frame-name="_blank" xlink:show="new" text:style-name="Internet_20_link" text:visited-style-name="Visited_20_Internet_20_Link"><text:span text:style-name="T18">Suis ce tuto pour installer node et npm sur ta machine, **3 options d'installation, utilise celle expliquant l'installation via NVM**</text:span></text:a></text:p>
        <text:p text:style-name="P12"><draw:frame draw:style-name="fr2" draw:name="Image2" text:anchor-type="as-char" svg:width="0.1874in" svg:height="0.1874in" draw:z-index="1"><draw:image xlink:href="Pictures/1000020100000010000000106FEBFC0521E24F35.png" xlink:type="simple" xlink:show="embed" xlink:actuate="onLoad" loext:mime-type="image/png"/></draw:frame></text:p>
        <text:p text:style-name="P27">https://www.digitalocean.com/community/tutorials/how-to-install-node-js-on-ubuntu-18-04/#installing-using-nvm</text:p>
        <text:h text:style-name="P7" text:outline-level="3"><text:a xlink:type="simple" xlink:href="https://github.com/sethvincent/javascripting" office:target-frame-name="_blank" xlink:show="new" text:style-name="Internet_20_link" text:visited-style-name="Visited_20_Internet_20_Link"><text:span text:style-name="T17">NodeSchool javascripting</text:span></text:a></text:h>
        <text:p text:style-name="P23"><text:a xlink:type="simple" xlink:href="https://github.com/sethvincent/javascripting" office:target-frame-name="_blank" xlink:show="new" text:style-name="Internet_20_link" text:visited-style-name="Visited_20_Internet_20_Link"><text:span text:style-name="T18">Installe le module npm `javascripting` en suivant les instructions du fichier `README` et réalise la totalité du tutoriel.</text:span></text:a></text:p>
        <text:p text:style-name="P24"><draw:frame draw:style-name="fr2" draw:name="Image3" text:anchor-type="as-char" svg:width="0.1874in" svg:height="0.1874in" draw:z-index="2"><draw:image xlink:href="Pictures/100002010000001000000010BA7E3AE3EE4A5304.png" xlink:type="simple" xlink:show="embed" xlink:actuate="onLoad" loext:mime-type="image/png"/></draw:frame></text:p>
        <text:p text:style-name="P32">https://github.com/sethvincent/javascripting</text:p>
        <text:h text:style-name="P3" text:outline-level="2"><text:soft-page-break/>Javascripting in the sky</text:h>
        <text:h text:style-name="P7" text:outline-level="3"><text:a xlink:type="simple" xlink:href="https://www.youtube.com/watch?v=RL6ncOBKx3E" office:target-frame-name="_blank" xlink:show="new" text:style-name="Internet_20_link" text:visited-style-name="Visited_20_Internet_20_Link"><text:span text:style-name="T17">Boda boda in the sky</text:span></text:a></text:h>
        <text:p text:style-name="P13"><text:a xlink:type="simple" xlink:href="https://www.youtube.com/watch?v=RL6ncOBKx3E" office:target-frame-name="_blank" xlink:show="new" text:style-name="Internet_20_link" text:visited-style-name="Visited_20_Internet_20_Link"><text:span text:style-name="T18">3 min pour respirer</text:span></text:a></text:p>
        <text:p text:style-name="P12"><draw:frame draw:style-name="fr2" draw:name="Image4" text:anchor-type="as-char" svg:width="0.1874in" svg:height="0.1874in" draw:z-index="3"><draw:image xlink:href="http://s2.googleusercontent.com/s2/favicons?domain_url=https://www.youtube.com/watch?v=RL6ncOBKx3E" xlink:type="simple" xlink:show="embed" xlink:actuate="onLoad"/></draw:frame></text:p>
        <text:p text:style-name="P27">https://www.youtube.com/watch?v=RL6ncOBKx3E</text:p>
        <text:h text:style-name="P7" text:outline-level="3"><text:a xlink:type="simple" xlink:href="http://learnxinyminutes.com/docs/fr-fr/javascript-fr/" office:target-frame-name="_blank" xlink:show="new" text:style-name="Internet_20_link" text:visited-style-name="Visited_20_Internet_20_Link"><text:span text:style-name="T17">Aide mémoire du langage JavaScript</text:span></text:a></text:h>
        <text:p text:style-name="P19"><text:a xlink:type="simple" xlink:href="http://learnxinyminutes.com/docs/fr-fr/javascript-fr/" office:target-frame-name="_blank" xlink:show="new" text:style-name="Internet_20_link" text:visited-style-name="Visited_20_Internet_20_Link"><text:span text:style-name="T18">Des antisèches sur la syntaxe JavaScript à garder sous le coude quand tu développes. Pense à utiliser `Ctrl + F` dans ton navigateur pour trouver rapidement ce que tu cherches.</text:span></text:a></text:p>
        <text:p text:style-name="P18"><draw:frame draw:style-name="fr2" draw:name="Image5" text:anchor-type="as-char" svg:width="0.1874in" svg:height="0.1874in" draw:z-index="4"><draw:image xlink:href="Pictures/1000000000000010000000103CBA117A5814C095.png" xlink:type="simple" xlink:show="embed" xlink:actuate="onLoad" loext:mime-type="image/png"/></draw:frame></text:p>
        <text:p text:style-name="P31"><text:soft-page-break/>http://learnxinyminutes.com/docs/fr-fr/javascript-fr/</text:p>
        <text:h text:style-name="P7" text:outline-level="3"><text:a xlink:type="simple" xlink:href="http://javascript.info/tutorial/hello-world" office:target-frame-name="_blank" xlink:show="new" text:style-name="Internet_20_link" text:visited-style-name="Visited_20_Internet_20_Link"><text:span text:style-name="T17">Comment insérer un script dans une page HTML</text:span></text:a></text:h>
        <text:p text:style-name="P19"><text:a xlink:type="simple" xlink:href="http://javascript.info/tutorial/hello-world" office:target-frame-name="_blank" xlink:show="new" text:style-name="Internet_20_link" text:visited-style-name="Visited_20_Internet_20_Link"><text:span text:style-name="T18">Crée un document HTML qui affiche le message `JavaScript is fun !` quand on l'ouvre avec le navigateur.</text:span></text:a></text:p>
        <text:p text:style-name="P18"><draw:frame draw:style-name="fr2" draw:name="Image6" text:anchor-type="as-char" svg:width="0.1874in" svg:height="0.1874in" draw:z-index="5"><draw:image xlink:href="Pictures/1000020100000010000000103E8E274ABC98F616.png" xlink:type="simple" xlink:show="embed" xlink:actuate="onLoad" loext:mime-type="image/png"/></draw:frame></text:p>
        <text:p text:style-name="P31">http://javascript.info/tutorial/hello-world</text:p>
        <text:h text:style-name="P7" text:outline-level="3"><text:soft-page-break/><text:a xlink:type="simple" xlink:href="http://javascript.info/tutorial/user-interaction-alert-prompt-and-confirm" office:target-frame-name="_blank" xlink:show="new" text:style-name="Internet_20_link" text:visited-style-name="Visited_20_Internet_20_Link"><text:span text:style-name="T17">Les interactions de base dans le navigateur</text:span></text:a></text:h>
        <text:p text:style-name="P23"><text:a xlink:type="simple" xlink:href="http://javascript.info/tutorial/user-interaction-alert-prompt-and-confirm" office:target-frame-name="_blank" xlink:show="new" text:style-name="Internet_20_link" text:visited-style-name="Visited_20_Internet_20_Link"><text:span text:style-name="T18">Crée une page qui pose une question fermée (Oui/Non) au visiteur dans un prompt, puis qui affiche une alerte qui contient:<text:line-break/>* `1` si la réponse commence par 'o', 'O', 'y' ou 'Y',<text:line-break/>* `0` si la réponse commence par 'n' ou 'N',<text:line-break/>* `-1` dans tous les autres cas.</text:span></text:a></text:p>
        <text:p text:style-name="P24"><draw:frame draw:style-name="fr2" draw:name="Image7" text:anchor-type="as-char" svg:width="0.1874in" svg:height="0.1874in" draw:z-index="6"><draw:image xlink:href="Pictures/1000020100000010000000103E8E274ABC98F616.png" xlink:type="simple" xlink:show="embed" xlink:actuate="onLoad" loext:mime-type="image/png"/></draw:frame></text:p>
        <text:p text:style-name="P32">http://javascript.info/tutorial/user-interaction-alert-prompt-and-confirm</text:p>
        <text:h text:style-name="P5" text:outline-level="3"><text:soft-page-break/>Challenge ️🕹️</text:h>
        <text:p text:style-name="P25"><text:span text:style-name="T13">Pour valider cette quête tu devras résoudre le challenge: </text:span><text:span text:style-name="Emphasis"><text:span text:style-name="T13">Afficher un tas de patates</text:span></text:span><text:span text:style-name="T13">. Le principe du challenge est détaillé dans l’onglet </text:span><text:a xlink:type="simple" xlink:href="https://odyssey.wildcodeschool.com/quests/9/challenge" text:style-name="Internet_20_link" text:visited-style-name="Visited_20_Internet_20_Link"><text:span text:style-name="T11">Challenge</text:span></text:a><text:span text:style-name="T13">.</text:span></text:p>
        <text:p text:style-name="P30"><text:a xlink:type="simple" xlink:href="https://odyssey.wildcodeschool.com/quests/9/challenge" text:style-name="Internet_20_link" text:visited-style-name="Visited_20_Internet_20_Link"><text:span text:style-name="T16">VOIR LE CHALLENGE</text:span></text:a></text:p>
      </text:section>
      <text:p text:style-name="P9"> </text:p>
      <text:p text:style-name="P11">Bordeaux - P...</text:p>
      <text:p text:style-name="P10"><draw:a xlink:type="simple" xlink:href="https://odyssey.wildcodeschool.com/"><draw:frame draw:style-name="fr1" draw:name="Image9" text:anchor-type="as-char" svg:width="0.3957in" svg:height="0.3957in" draw:z-index="7"><draw:image xlink:href="Pictures/100002010000002400000024821C1EA2F98EE803.png" xlink:type="simple" xlink:show="embed" xlink:actuate="onLoad" loext:mime-type="image/png"/></draw:frame></draw:a></text:p>
      <text:section text:style-name="Sect2" text:name="slack-invite-btn">
        <text:p text:style-name="P8">DES QUESTIONS?</text:p>
      </text:section>
      <text:list xml:id="list1348353989" text:style-name="L1">
        <text:list-item>
          <text:p text:style-name="P17"><text:span text:style-name="T15">RÉALISÉ AVEC </text:span><text:span text:style-name="T21">❤</text:span><text:span text:style-name="T15"> PAR LA </text:span><text:a xlink:type="simple" xlink:href="https://www.wildcodeschool.com/" office:target-frame-name="_blank" xlink:show="new" text:style-name="Internet_20_link" text:visited-style-name="Visited_20_Internet_20_Link"><text:span text:style-name="T19">WILD CODE SCHOOL</text:span></text:a><text:span text:style-name="T15"> </text:span></text:p>
        </text:list-item>
        <text:list-item>
          <text:p text:style-name="P17"><text:a xlink:type="simple" xlink:href="https://odyssey.wildcodeschool.com/mentions-legales" text:style-name="Internet_20_link" text:visited-style-name="Visited_20_Internet_20_Link"><text:span text:style-name="T20">CGU</text:span></text:a><text:span text:style-name="T15"> </text:span></text:p>
        </text:list-item>
        <text:list-item>
          <text:p text:style-name="P17"><text:a xlink:type="simple" xlink:href="https://odyssey.wildcodeschool.com/utilisation-des-cookies" text:style-name="Internet_20_link" text:visited-style-name="Visited_20_Internet_20_Link"><text:span text:style-name="T20">COOKIES</text:span></text:a><text:span text:style-name="T15"> </text:span></text:p>
        </text:list-item>
        <text:list-item>
          <text:p text:style-name="P16">© 2020</text:p>
        </text:list-item>
      </text:list>
      <text:p text:style-name="Standard"/>
      <text:p text:style-name="Standard"/>
      <text:p text:style-name="Standard"/>
      <text:p text:style-name="Standard"/>
      <text:h text:style-name="P2" text:outline-level="1">Afficher un tas de patates</text:h>
      <text:p text:style-name="P33">1.</text:p>
      <text:p text:style-name="P34"><text:soft-page-break/><text:span text:style-name="T9">Créer une page HTML contenant un script qui pose la question </text:span><text:span text:style-name="Source_20_Text"><text:span text:style-name="T12">"Hey mon ami ! Tu aimes ça les patates ?"</text:span></text:span><text:span text:style-name="T9"> au visiteur.Si la réponse est positive, afficher un tas de patates de 7 niveaux comme ci-dessous, dans la console du navigateur (en utilisant une boucle </text:span><text:span text:style-name="Source_20_Text"><text:span text:style-name="T12">for</text:span></text:span><text:span text:style-name="T9">). Si la réponse est négative, afficher un message de déception dans une alerte. Si la réponse n'est ni positive ni négative, afficher </text:span><text:span text:style-name="Source_20_Text"><text:span text:style-name="T12">"Je vous sens comme tiraillé"</text:span></text:span><text:span text:style-name="T9"> dans une alerte.</text:span><text:span text:style-name="Source_20_Text"><text:span text:style-name="T12">#</text:span></text:span></text:p>
      <text:p text:style-name="P34"><text:span text:style-name="Source_20_Text"><text:span text:style-name="T12">##</text:span></text:span></text:p>
      <text:p text:style-name="P34"><text:span text:style-name="Source_20_Text"><text:span text:style-name="T12">###</text:span></text:span></text:p>
      <text:p text:style-name="P34"><text:span text:style-name="Source_20_Text"><text:span text:style-name="T12">####</text:span></text:span></text:p>
      <text:p text:style-name="P34"><text:span text:style-name="Source_20_Text"><text:span text:style-name="T12">#####</text:span></text:span></text:p>
      <text:p text:style-name="P34"><text:span text:style-name="Source_20_Text"><text:span text:style-name="T12">######</text:span></text:span></text:p>
      <text:p text:style-name="P34"><text:span text:style-name="Source_20_Text"><text:span text:style-name="T12">#######</text:span></text:span></text:p>
      <text:p text:style-name="P35">Versionner votre code dans un GistPoster le lien vers votre Gist en guise de solution</text:p>
      <text:p text:style-name="P36">•<text:span text:style-name="T4">Le tas de patates s'affiche en cas de réponse positive</text:span></text:p>
      <text:p text:style-name="P37">•<text:span text:style-name="T4">Le tas de patates fait 7 niveaux de haut</text:span></text:p>
      <text:p text:style-name="P38"><text:span text:style-name="T23">•</text:span><text:span text:style-name="T9">Le programme utilise une boucle </text:span><text:span text:style-name="Source_20_Text"><text:span text:style-name="T12">for</text:span></text:span><text:span text:style-name="T9"> pour afficher le tas de patates</text:span></text:p>
      <text:p text:style-name="P39">•<text:span text:style-name="T4">Une alerte s'affiche en cas de réponse négative ou indéterminée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Roboto1" svg:font-family="Roboto, 'Helvetica Neue', Arial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3:15:55.385932038</meta:creation-date>
    <dc:date>2020-06-13T13:21:39.239760230</dc:date>
    <meta:editing-duration>PT5M45S</meta:editing-duration>
    <meta:editing-cycles>2</meta:editing-cycles>
    <meta:generator>LibreOffice/6.4.3.2$Linux_X86_64 LibreOffice_project/40$Build-2</meta:generator>
    <meta:document-statistic meta:table-count="0" meta:image-count="8" meta:object-count="0" meta:page-count="10" meta:paragraph-count="71" meta:word-count="894" meta:character-count="5886" meta:non-whitespace-character-count="5055"/>
  </office:meta>
</office:document-meta>
</file>